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</style:style>
    <style:style style:name="P66" style:parent-style-name="Listeafsnit" style:list-style-name="LFO1" style:family="paragraph">
      <style:paragraph-properties fo:margin-bottom="0in" fo:line-height="100%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Listeafsnit" style:list-style-name="LFO2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Listeafsnit" style:list-style-name="LFO2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lokal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x8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rette et<text:s/>lokal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text:s/>og er inde i rediger undervisningsste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 har valgt et undervisningssted og trykker på tilføj lokale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indtaster navn<text:s/>på lokale.</text:p>
              </text:list-item>
              <text:list-item>
                <text:p text:style-name="P66">PA gemmer.</text:p>
              </text:list-item>
            </text:list>
          </table:table-cell>
        </table:table-row>
        <table:table-row table:style-name="TableRow67">
          <table:table-cell table:style-name="TableCell68">
            <text:p text:style-name="P69">Alternate flow/</text:p>
            <text:p text:style-name="P70">Exceptions:</text:p>
          </table:table-cell>
          <table:table-cell table:style-name="TableCell71">
            <text:p text:style-name="P72"><text:s text:c="8"/>1a – Lokalet findes allerede på valgte undervisningssted</text:p>
            <text:list text:style-name="LFO2" text:continue-numbering="true">
              <text:list-item>
                <text:p text:style-name="P73">Ændre navn til et gyldigt lokale navn som ikke findes.</text:p>
              </text:list-item>
            </text:list>
            <text:p text:style-name="P74"><text:s text:c="8"/>1b – Navn er blank</text:p>
            <text:list text:style-name="LFO2" text:continue-numbering="true">
              <text:list-item>
                <text:p text:style-name="P75">Ændre navn til et gyldigt lokale navn som ikke findes.</text:p>
              </text:list-item>
            </text:list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Lokalet<text:s/>bliver tilføjet til undervisningsstedet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text:s/>– Allan Søndergaard – Kasper Uhre – Peter Clausen.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1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52in" text:min-label-width="0.25in" text:list-level-position-and-space-mode="label-alignment">
          <style:list-level-label-alignment text:label-followed-by="listtab" fo:margin-left="0.80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052in" text:min-label-width="0.25in" text:list-level-position-and-space-mode="label-alignment">
          <style:list-level-label-alignment text:label-followed-by="listtab" fo:margin-left="1.30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52in" text:min-label-width="0.25in" text:list-level-position-and-space-mode="label-alignment">
          <style:list-level-label-alignment text:label-followed-by="listtab" fo:margin-left="1.80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052in" text:min-label-width="0.25in" text:list-level-position-and-space-mode="label-alignment">
          <style:list-level-label-alignment text:label-followed-by="listtab" fo:margin-left="2.30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52in" text:min-label-width="0.25in" text:list-level-position-and-space-mode="label-alignment">
          <style:list-level-label-alignment text:label-followed-by="listtab" fo:margin-left="2.80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052in" text:min-label-width="0.25in" text:list-level-position-and-space-mode="label-alignment">
          <style:list-level-label-alignment text:label-followed-by="listtab" fo:margin-left="3.30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52in" text:min-label-width="0.25in" text:list-level-position-and-space-mode="label-alignment">
          <style:list-level-label-alignment text:label-followed-by="listtab" fo:margin-left="3.80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052in" text:min-label-width="0.25in" text:list-level-position-and-space-mode="label-alignment">
          <style:list-level-label-alignment text:label-followed-by="listtab" fo:margin-left="4.30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52in" text:min-label-width="0.25in" text:list-level-position-and-space-mode="label-alignment">
          <style:list-level-label-alignment text:label-followed-by="listtab" fo:margin-left="4.80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13T11:47:00Z</meta:creation-date>
    <dc:date>2017-11-15T08:50:00Z</dc:date>
    <meta:template xlink:href="Normal" xlink:type="simple"/>
    <meta:editing-cycles>4</meta:editing-cycles>
    <meta:editing-duration>PT900S</meta:editing-duration>
    <meta:document-statistic meta:page-count="1" meta:paragraph-count="1" meta:word-count="114" meta:character-count="813" meta:row-count="5" meta:non-whitespace-character-count="700"/>
  </office:meta>
</office:document-meta>
</file>